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62">
            <text:p>1162</text:p>
          </table:table-cell>
          <table:table-cell table:style-name="ce23" office:value-type="float" office:value="92">
            <text:p>9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09">
            <text:p>809</text:p>
          </table:table-cell>
          <table:table-cell table:style-name="ce23" office:value-type="float" office:value="148">
            <text:p>1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771">
            <text:p>3771</text:p>
          </table:table-cell>
          <table:table-cell table:style-name="ce23" office:value-type="float" office:value="373">
            <text:p>3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8">
            <text:p>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22">
            <text:p>4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157">
            <text:p>215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67">
            <text:p>667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11">
            <text:p>1511</text:p>
          </table:table-cell>
          <table:table-cell table:style-name="ce23" office:value-type="float" office:value="102">
            <text:p>10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278">
            <text:p>5278</text:p>
          </table:table-cell>
          <table:table-cell table:style-name="ce23" office:value-type="float" office:value="201">
            <text:p>20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9049">
            <text:p>9049</text:p>
          </table:table-cell>
          <table:table-cell table:style-name="ce23" office:value-type="float" office:value="574">
            <text:p>57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